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officeooo:paragraph-rsid="0015ea2b"/>
    </style:style>
    <style:style style:name="P6" style:family="paragraph" style:parent-style-name="Text_20_body">
      <style:paragraph-properties fo:margin-top="0cm" fo:margin-bottom="0cm" loext:contextual-spacing="false" fo:line-height="138%" style:writing-mode="lr-tb"/>
      <style:text-properties officeooo:paragraph-rsid="00c8f95f"/>
    </style:style>
    <style:style style:name="P7" style:family="paragraph" style:parent-style-name="Text_20_body">
      <style:paragraph-properties fo:margin-top="0cm" fo:margin-bottom="0cm" loext:contextual-spacing="false" fo:line-height="138%" style:writing-mode="lr-tb"/>
      <style:text-properties officeooo:paragraph-rsid="00f124ff"/>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2af22"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officeooo:paragraph-rsid="00a07cbf"/>
    </style:style>
    <style:style style:name="P11" style:family="paragraph" style:parent-style-name="Text_20_body">
      <style:paragraph-properties fo:margin-top="0cm" fo:margin-bottom="0cm" loext:contextual-spacing="false" fo:line-height="138%" style:writing-mode="lr-tb"/>
      <style:text-properties officeooo:paragraph-rsid="0119edab"/>
    </style:style>
    <style:style style:name="P12" style:family="paragraph" style:parent-style-name="Text_20_body">
      <style:paragraph-properties fo:margin-top="0cm" fo:margin-bottom="0cm" loext:contextual-spacing="false" fo:line-height="138%" style:writing-mode="lr-tb"/>
      <style:text-properties officeooo:paragraph-rsid="019e2408"/>
    </style:style>
    <style:style style:name="P13" style:family="paragraph" style:parent-style-name="Text_20_body">
      <style:paragraph-properties fo:margin-top="0cm" fo:margin-bottom="0cm" loext:contextual-spacing="false" fo:line-height="138%" style:writing-mode="lr-tb"/>
      <style:text-properties officeooo:paragraph-rsid="01aeff91"/>
    </style:style>
    <style:style style:name="P14" style:family="paragraph" style:parent-style-name="Text_20_body">
      <style:paragraph-properties fo:margin-top="0cm" fo:margin-bottom="0cm" loext:contextual-spacing="false" fo:line-height="138%" style:writing-mode="lr-tb"/>
      <style:text-properties officeooo:paragraph-rsid="01e77e21"/>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5f81ee"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6755b6"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7d356d"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80523d"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8aa844"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8d4bd2"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8f6653"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927194"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9611cc"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97d5d1"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98b17c"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98c1cb"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19a78b9"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19e2408"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19fff81"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1a49933"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1a87bc3"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1a97b4a"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1aa40e5"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1b0f123"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1b27f45"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1b28f1c"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1b51198"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1b655f4"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1b8ef68"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bba94e"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bd9f21"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1bf7f5d"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1c97b7f"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1ccecd3"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1cf2554"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officeooo:rsid="01d0aedb"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officeooo:rsid="01d28aef"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d489ac"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d4e2f7"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d85569"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1pt" fo:font-style="normal" style:text-underline-style="none" fo:font-weight="normal" officeooo:rsid="01d90d18"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1pt" fo:font-style="normal" style:text-underline-style="none" fo:font-weight="normal" officeooo:rsid="01e77e21"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1pt" fo:font-style="normal" style:text-underline-style="none" fo:font-weight="normal" officeooo:rsid="01e86c67"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1pt" fo:font-style="normal" style:text-underline-style="none" fo:font-weight="normal" officeooo:rsid="01eb18bc"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ize="11pt" fo:font-style="normal" style:text-underline-style="none" fo:font-weight="normal" officeooo:rsid="01ec258b" style:text-blinking="false" fo:background-color="transparent" loext:char-shading-value="0"/>
    </style:style>
    <style:style style:name="T105" style:family="text">
      <style:text-properties fo:font-variant="normal" fo:text-transform="none" fo:color="#000000" style:text-line-through-style="none" style:text-line-through-type="none" style:font-name="Arial" fo:font-size="11pt" fo:font-style="normal" style:text-underline-style="none" fo:font-weight="normal" officeooo:rsid="01ece760" style:text-blinking="false" fo:background-color="transparent" loext:char-shading-value="0"/>
    </style:style>
    <style:style style:name="T106" style:family="text">
      <style:text-properties fo:font-variant="normal" fo:text-transform="none" fo:color="#000000" style:text-line-through-style="none" style:text-line-through-type="none" style:font-name="Arial" fo:font-size="11pt" fo:font-style="normal" style:text-underline-style="none" fo:font-weight="normal" officeooo:rsid="01ede63a" style:text-blinking="false" fo:background-color="transparent" loext:char-shading-value="0"/>
    </style:style>
    <style:style style:name="T107" style:family="text">
      <style:text-properties fo:font-variant="normal" fo:text-transform="none" fo:color="#000000" style:text-line-through-style="none" style:text-line-through-type="none" style:font-name="Arial" fo:font-size="11pt" fo:font-style="normal" style:text-underline-style="none" fo:font-weight="normal" officeooo:rsid="01f2c252" style:text-blinking="false" fo:background-color="transparent" loext:char-shading-value="0"/>
    </style:style>
    <style:style style:name="T108" style:family="text">
      <style:text-properties fo:font-variant="normal" fo:text-transform="none" fo:color="#000000" style:text-line-through-style="none" style:text-line-through-type="none" style:font-name="Arial" fo:font-size="11pt" fo:font-style="normal" style:text-underline-style="none" fo:font-weight="normal" officeooo:rsid="01fc6036" style:text-blinking="false" fo:background-color="transparent" loext:char-shading-value="0"/>
    </style:style>
    <style:style style:name="T109" style:family="text">
      <style:text-properties fo:font-variant="normal" fo:text-transform="none" fo:color="#000000" style:text-line-through-style="none" style:text-line-through-type="none" style:font-name="Arial" fo:font-size="11pt" fo:font-style="normal" style:text-underline-style="none" fo:font-weight="normal" officeooo:rsid="01ff42e4" style:text-blinking="false" fo:background-color="transparent" loext:char-shading-value="0"/>
    </style:style>
    <style:style style:name="T110" style:family="text">
      <style:text-properties fo:font-variant="normal" fo:text-transform="none" fo:color="#000000" style:text-line-through-style="none" style:text-line-through-type="none" style:font-name="Arial" fo:font-size="11pt" fo:font-style="normal" style:text-underline-style="none" fo:font-weight="normal" officeooo:rsid="02003366" style:text-blinking="false" fo:background-color="transparent" loext:char-shading-value="0"/>
    </style:style>
    <style:style style:name="T111" style:family="text">
      <style:text-properties fo:font-variant="normal" fo:text-transform="none" fo:color="#000000" style:text-line-through-style="none" style:text-line-through-type="none" style:font-name="Arial" fo:font-size="11pt" fo:font-style="normal" style:text-underline-style="none" fo:font-weight="normal" officeooo:rsid="020237e6" style:text-blinking="false" fo:background-color="transparent" loext:char-shading-value="0"/>
    </style:style>
    <style:style style:name="T112"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113" style:family="text">
      <style:text-properties fo:font-variant="normal" fo:text-transform="none" fo:color="#000000" style:text-line-through-style="none" style:text-line-through-type="none" style:font-name="arial" fo:font-size="11pt" fo:font-style="normal" style:text-underline-style="none" fo:font-weight="normal" officeooo:rsid="00d8cb0a" style:text-blinking="false" fo:background-color="transparent" loext:char-shading-value="0" style:font-size-asian="11pt" style:font-size-complex="11pt"/>
    </style:style>
    <style:style style:name="T114"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115"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116"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117"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officeooo:rsid="0179920f" style:text-blinking="false" fo:background-color="transparent" loext:char-shading-value="0"/>
    </style:style>
    <style:style style:name="T119"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120" style:family="text">
      <style:text-properties officeooo:rsid="01eb18b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0"><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text:span><text:span text:style-name="T47">pg. </text:span><text:span text:style-name="T48">1</text:span><text:span text:style-name="T3">) </text:span><text:span text:style-name="T45">posits</text:span><text:span text:style-name="T3">, these </text:span><text:span text:style-name="T46">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5"><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3"/>
      <text:p text:style-name="P11"><text:span text:style-name="T3">In the context of a statistical model of explanation, an ADM system is fair</text:span><text:span text:style-name="T108">,</text:span><text:span text:style-name="T3">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text:span><text:span text:style-name="T68">is</text:span><text:span text:style-name="T3">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text:span><text:span text:style-name="T65">UC Berkeley</text:span><text:span text:style-name="T3"> might impose lower </text:span><text:span text:style-name="T65">acceptance</text:span><text:span text:style-name="T3"> standards for underrepresented groups. While this may superficially balance </text:span><text:span text:style-name="T65">student</text:span><text:span text:style-name="T3"> statistics, it fails to address the underlying causes of disparity and may reinforce harmful stereotypes. Secondly, there is no programmatic way to cluster the data that reveals all possible biases. The </text:span><text:span text:style-name="T69">UC </text:span><text:span text:style-name="T3">Berkeley case illustrates how slicing the data differently exposed contradictory patterns. In real </text:span><text:soft-page-break/><text:span text:style-name="T3">world applications, there are countless ways to segment populations. </text:span><text:span text:style-name="T70">This</text:span><text:span text:style-name="T3"> mak</text:span><text:span text:style-name="T70">es</text:span><text:span text:style-name="T3">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2022, </text:span><text:span text:style-name="T52">pg. 8</text:span><text:span text:style-name="T3">) </text:span><text:span text:style-name="T49">remarks on this obstacle a statistical approach to fairness encounters. Specifically, “</text:span><text:span text:style-name="T50">This </text:span><text:span text:style-name="T49">normative obstacle cast</text:span><text:span text:style-name="T51">[s]</text:span><text:span text:style-name="T49"> doubt on the cogency of statistical explanation itself”. </text:span><text:span text:style-name="T32">W</text:span><text:span text:style-name="T3">hile statistical approaches can work towards achieving fairness in an ADM system, they are not sufficient on their own. Human judg</text:span><text:span text:style-name="T7">e</text:span><text:span text:style-name="T3">ment </text:span><text:span text:style-name="T71">and therefore human involvement</text:span><text:span text:style-name="T3"> is required to properly interpret the inherent complexities of fairness.</text:span></text:p>
      <text:p text:style-name="P8"/>
      <text:p text:style-name="P7"><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3">(</text:span><text:span text:style-name="T3">Lewis, 1986).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 </text:span><text:span text:style-name="T34">A</text:span><text:span text:style-name="T3">s Sequoiah-Grayson (2022, </text:span><text:span text:style-name="T53">pg. 7</text:span><text:span text:style-name="T3">) emphasi</text:span><text:span text:style-name="T34">s</text:span><text:span text:style-name="T3">es </text:span><text:span text:style-name="T35">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text:span><text:span text:style-name="T88">promoting</text:span><text:span text:style-name="T3"> fairness </text:span><text:span text:style-name="T87">in ADM systems</text:span><text:span text:style-name="T3">, human oversight remains essential for determining which causal relationships are ethically admissible.</text:span></text:p>
      <text:p text:style-name="P8"/>
      <text:p text:style-name="P12"><text:soft-page-break/><text:span text:style-name="T3">Utilising a statistical model of explanation, transparency is the ability to </text:span><text:span text:style-name="T72">mathematically </text:span><text:span text:style-name="T17">express <text:s/></text:span><text:span text:style-name="T3">which input features most influenced the decision that was made. Modern explainable AI (</text:span><text:span text:style-name="T56">x</text:span><text:span text:style-name="T3">AI) techniques attempt to make </text:span><text:span text:style-name="T18">ADM</text:span><text:span text:style-name="T3"> systems more transparent through statistical approximations of their behaviour </text:span><text:span text:style-name="T40">(</text:span><text:span text:style-name="T54">Week 7 Lecture, pg. </text:span><text:span text:style-name="T55">29</text:span><text:span text:style-name="T40">)</text:span><text:span text:style-name="T3">. Rather than providing a complete decision trace, these methods offer simplified explanations of what features were most important for a particular output. </text:span><text:span text:style-name="T25">On</text:span><text:span text:style-name="T58">e</text:span><text:span text:style-name="T25"> approach is to use </text:span><text:span text:style-name="T3">model dependent </text:span><text:span text:style-name="T56">x</text:span><text:span text:style-name="T25">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text:span><text:span text:style-name="T73">have the most impact</text:span><text:span text:style-name="T3"> for individual instances. </text:span><text:span text:style-name="T24">For example, consider an ADM system for approving loan applications. </text:span><text:span text:style-name="T74">F</text:span><text:span text:style-name="T24">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1">(</text:span><text:span text:style-name="T57">Week 7 Lecture, pg. 40</text:span><text:span text:style-name="T41">)</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urrogate model quantifies feature importance </text:span><text:span text:style-name="T22">by</text:span><text:span text:style-name="T3"> providing weights that indicate each feature's contribution to the decision. </text:span><text:span text:style-name="T75">In an</text:span><text:span text:style-name="T3"> </text:span><text:span text:style-name="T75">animal image classifier for example</text:span><text:span text:style-name="T3">, these weights might show that pixels in certain regions contributed 80% to the classification probability of "dog". However, LIME only provides a rough approximation of the original model's behaviour. <text:s/>The resulting explanations, while locally informative, may not faithfully represent the true decision boundary. </text:span><text:span text:style-name="T76">T</text:span><text:span text:style-name="T3">hey achieve only partial transparency by focusing solely on input-output relationships. True transparency requires understanding not just what features mattered, but why they mattered in the broader context of the decision. Humans achieve transparency through contrastive reasoning rather than through statistical correlations. </text:span><text:span text:style-name="T77">That is,</text:span><text:span text:style-name="T3"> understanding why one option was chosen over alternatives. Furthermore, transparent decision making requires considering ethical implications </text:span><text:span text:style-name="T78">in real world contexts</text:span><text:span text:style-name="T3">, as discussed by Kearns and Star (2008). </text:span><text:span text:style-name="T78">A statistical method cannot capture this</text:span><text:span text:style-name="T3">. </text:span><text:span text:style-name="T36">This echoes Sequoiah-Grayson (2022, </text:span><text:span text:style-name="T59">pg. 5</text:span><text:span text:style-name="T36">) argument "The reportability of an agent's normatively salient attitudes... is the property that connects accountability to transparency." </text:span><text:span text:style-name="T3">Therefore, while </text:span><text:span text:style-name="T79">x</text:span><text:span text:style-name="T3">AI techniques offer valuable tools for making </text:span><text:span text:style-name="T86">ADM systems</text:span><text:span text:style-name="T3"> more transparent, human expertise remains essential for achieving meaningful transparency that aligns with human understanding and values.</text:span></text:p>
      <text:p text:style-name="P8"/>
      <text:p text:style-name="P13"><text:span text:style-name="T3">Considering a causal model of explanation, an ADM system is transparent if it's possible to trace the logical steps that were made in order to reach a decision. </text:span><text:span text:style-name="T39">T</text:span><text:span text:style-name="T3">raditional AI architecture use machine learning in the form of neural networks. </text:span><text:span text:style-name="T109">These are </text:span><text:span text:style-name="T3">computational models that mimic the human brain. Modern systems like </text:span><text:span text:style-name="T66">Llama</text:span><text:span text:style-name="T3"> </text:span><text:span text:style-name="T67">(</text:span><text:span text:style-name="T112">Adminko, 2023)</text:span><text:span text:style-name="T3"> rely on vast networks of connections, often exceeding billions of parameters, encoded as binary data rather than human readable source code. This complexity makes it nearly impossible to comprehend the flow of information or 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text:span><text:soft-page-break/><text:span text:style-name="T3">plain text source code, allowing each move to be traced step-by-step. This deterministic nature ensure</text:span><text:span text:style-name="T110">d</text:span><text:span text:style-name="T3"> that given the same input state, the system w</text:span><text:span text:style-name="T110">ould</text:span><text:span text:style-name="T3"> always produce identical outputs. Such transparency enables verification of the system's reasoning process, as each decision point maps to specific programmed rules and evaluation criteria. The high degree of transparency was evident when </text:span><text:span text:style-name="T80">Deep Blue’s human opponent exploited </text:span><text:span text:style-name="T81">an </text:span><text:span text:style-name="T3">understanding of the algorithm by prolonging games to induce confusion. By stretching games out, Deep Blue </text:span><text:span text:style-name="T82">was steered into</text:span><text:span text:style-name="T3"> searching an intractably high number of future move combinations.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Making sense of these metrics demands sophisticated domain knowledge beyond just reading the source code. </text:span><text:span text:style-name="T37">This resonates with </text:span><text:span text:style-name="T3">Sequoiah-Grayson (2022, </text:span><text:span text:style-name="T60">pg. </text:span><text:span text:style-name="T61">2</text:span><text:span text:style-name="T3">), </text:span><text:span text:style-name="T37">who notes that</text:span><text:span text:style-name="T3"> "...accuracy in ADM turns on computational complexity, and that computational complexity inhibits transparency". <text:s/>Transparency at the level of code and logic is necessary but not sufficient. Users must also grasp the semantic concepts and value judg</text:span><text:span text:style-name="T30">e</text:span><text:span text:style-name="T3">ments embedded in the </text:span><text:span text:style-name="T83">ADM </text:span><text:span text:style-name="T84">software</text:span><text:span text:style-name="T3">. Therefore, while causal systems offer clearer decision traces than their statistical counterparts, human domain knowledge remains essential for </text:span><text:span text:style-name="T85">achieving true transparency in ADM systems.</text:span></text:p>
      <text:p text:style-name="P13"><text:span text:style-name="T3"/></text:p>
      <text:p text:style-name="P8">A universal view of accountability is if an ADM system can assign responsibility to a decision.</text:p>
      <text:p text:style-name="P14"><text:span text:style-name="T3">Specifically, this means the system makes it clear as to what actions can be taken to change the decision that was made. </text:span><text:span text:style-name="T42">LEWIS is a framework that c</text:span><text:span text:style-name="T3">ombin</text:span><text:span text:style-name="T42">es</text:span><text:span text:style-name="T3"> both causal and statistical methods </text:span><text:span text:style-name="T42">in the form of</text:span><text:span text:style-name="T3"> probabilistic counterfactuals </text:span><text:span text:style-name="T43">(Galhotra et al., 2021)</text:span><text:span text:style-name="T3">. These models analy</text:span><text:span text:style-name="T27">s</text:span><text:span text:style-name="T3">e not just what would change if a single factor were different, but also quantify the likelihood of different outcomes under various scenarios. For instance, in a loan approval </text:span><text:span text:style-name="T94">ADM system</text:span><text:span text:style-name="T3">,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text:span><text:span text:style-name="T89">Furthermore,</text:span><text:span text:style-name="T3"> a necessary condition </text:span><text:span text:style-name="T90">might be</text:span><text:span text:style-name="T3"> that approval is impossible without meeting certain criteria like a minimum credit scor</text:span><text:span text:style-name="T91">e.</text:span><text:span text:style-name="T3"> The strength of this approach lies in its ability to provide concrete, actionable feedback while acknowledging the inherent uncertainty in real world decisions. It recogni</text:span><text:span text:style-name="T31">s</text:span><text:span text:style-name="T3">es that outcomes often depend on complex combinations of variables rather than clear cut thresholds. However, algorithmic analysis alone cannot determine what constitutes meaningful or achievable change. </text:span><text:span text:style-name="T92">This touches on what</text:span><text:span text:style-name="T3"> Barocas et al. (2020) </text:span><text:span text:style-name="T92">noted, whereby </text:span><text:span text:style-name="T3">counterfactuals rely on hidden assumptions. While the </text:span><text:span text:style-name="T93">loan </text:span><text:span text:style-name="T95">ADM system</text:span><text:span text:style-name="T3">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text:span><text:span text:style-name="T44">Sequoiah-Grayson (2022, </text:span><text:span text:style-name="T62">pg. 5</text:span><text:span text:style-name="T44">) </text:span><text:span text:style-name="T101">di</text:span><text:span text:style-name="T102">sc</text:span><text:span text:style-name="T101">usses this,</text:span><text:span text:style-name="T44"> </text:span><text:span text:style-name="T101">stating</text:span><text:span text:style-name="T44"> that "Not all behavio</text:span><text:span text:style-name="T63">u</text:span><text:span text:style-name="T44">r… is reasonable, but it may be reasonable insofar as it is caused by attitudes of the agent". </text:span><text:span text:style-name="T103">Consequently</text:span><text:span text:style-name="T3">, humans must assess whether suggested </text:span><text:soft-page-break/><text:span text:style-name="T3">changes align with ethical and practical considerations. </text:span><text:span text:style-name="T95">An </text:span><text:span text:style-name="T104">example of a</text:span><text:span text:style-name="T105">n unethical</text:span><text:span text:style-name="T95"> suggestion may be i</text:span><text:span text:style-name="T3">f the system suggests changing one's name would increase approval chances. </text:span><text:span text:style-name="T29"><text:s/></text:span><text:span text:style-name="T97">Probabilistic c</text:span><text:span text:style-name="T29">ounterfactual</text:span><text:span text:style-name="T98">s</text:span><text:span text:style-name="T29"> might reveal that the system is discriminating, but it is up to human oversight to recogni</text:span><text:span text:style-name="T38">s</text:span><text:span text:style-name="T29">e and rectify this problematic behavio</text:span><text:span text:style-name="T38">u</text:span><text:span text:style-name="T29">r. Accountability requires not just knowing how outcomes can be altered, but also judging which alterations are appropriate to suggest or implement. </text:span><text:span text:style-name="T100">This </text:span><text:span text:style-name="T29">echo</text:span><text:span text:style-name="T100">es</text:span><text:span text:style-name="T29"> the concerns raised by Brunero (2013) about the relationship between reasons and explanations. </text:span><text:span text:style-name="T3">Therefore, while probabilistic counterfactuals offer </text:span><text:span text:style-name="T107">a </text:span><text:span text:style-name="T3">valuable </text:span><text:span text:style-name="T107">method for achieving</text:span><text:span text:style-name="T3"> accountability </text:span><text:span text:style-name="T96">in ADM systems</text:span><text:span text:style-name="T3">, human </text:span><text:span text:style-name="T99">involvement is still required. Human oversight</text:span><text:span text:style-name="T3"> is essential for interpreting and contextuali</text:span><text:span text:style-name="T99">s</text:span><text:span text:style-name="T3">ing </text:span><text:span text:style-name="T100">the </text:span><text:span text:style-name="T3">suggestions </text:span><text:span text:style-name="T100">made by the ADM </text:span><text:span text:style-name="T3">within a broader framework of fairness and ethical responsibility.</text:span></text:p>
      <text:p text:style-name="P9"/>
      <text:p text:style-name="P6"><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 (2022) highlights the inherent limitations of pursuing these properties in ADM without human involvement. As a result, to fully achieve FAT, human involvement is required.</text:span></text:p>
      <text:p text:style-name="P2"/>
      <text:p text:style-name="P4"><text:bookmark text:name="docs-internal-guid-ae9c35cb-7fff-9e78-c157-a7bef780d84c"/>References</text:p>
      <text:list xml:id="list1283126327" text:style-name="L1">
        <text:list-item>
          <text:p text:style-name="P18"><text:span text:style-name="T112">Sequoiah-Grayson, S. (</text:span><text:span text:style-name="T113">2022</text:span><text:span text:style-name="T112">) </text:span><text:span text:style-name="T115">The Unsatisfiable Triad: A Problem for Automated Decision Making.</text:span><text:span text:style-name="T112"> [unpublished manuscript].</text:span></text:p>
        </text:list-item>
        <text:list-item>
          <text:p text:style-name="P16"><text:span text:style-name="T116">Bickel, P.J., Hammel, E.A. and O'Connell, J.W., 1975. Sex Bias in Graduate Admissions: Data from Berkeley: Measuring bias is harder than is usually assumed, and the evidence is sometimes contrary to expectation. </text:span><text:span text:style-name="T119">Science</text:span><text:span text:style-name="T116">, </text:span><text:span text:style-name="T119">187</text:span><text:span text:style-name="T116">(4175), pp.398-404.</text:span></text:p>
        </text:list-item>
        <text:list-item>
          <text:p text:style-name="P17"><text:span text:style-name="T116">Malinas, G. and Bigelow, J. (2016). </text:span><text:span text:style-name="T119">Simpson’s Paradox (Stanford Encyclopedia of Philosophy)</text:span><text:span text:style-name="T116">. [online] Available at: </text:span><text:a xlink:type="simple" xlink:href="https://plato.stanford.edu/entries/paradox-simpson/" text:style-name="Internet_20_link" text:visited-style-name="Visited_20_Internet_20_Link">https://plato.stanford.edu/entries/paradox-simpson/</text:a><text:span text:style-name="T116"> [Accessed 28 Oct. 2024]</text:span></text:p>
        </text:list-item>
        <text:list-item>
          <text:p text:style-name="P20">Julia Dressel and Hany Farid. 2018. The accuracy, fairness, and limits of predicting recidivism. Science advances 4, 1 (2018), eaao5580. </text:p>
        </text:list-item>
        <text:list-item>
          <text:p text:style-name="P20">Caroline Wang, Bin Han, Bhrij Patel, and Cynthia Rudin. 2023. In pursuit of interpretable, fair and accurate machine learning for criminal recidivism prediction. Journal of Quantitative Criminology 39, 2 (2023), 519–581.</text:p>
        </text:list-item>
        <text:list-item>
          <text:p text:style-name="P20">David K Lewis. 1986. Causation. (1986). Peter Lipton. 1990. Contrastive explanation. Royal Institute of Philosophy Supplements 27 (1990), 247–266. Ilkka Niiniluoto. 1981. Statistical explanation reconsidered. Synthese (1981), 437–472. </text:p>
        </text:list-item>
        <text:list-item>
          <text:p text:style-name="P20">Alexandra Chouldechova. 2017. Fair prediction with disparate impact: A study of bias in recidivism prediction instruments. Big data 5, 2 (2017), 153–163. </text:p>
        </text:list-item>
        <text:list-item>
          <text:p text:style-name="P15"><text:span text:style-name="T116">Lecture Slides Week 7 - Transparency, XAI, Interpretability, University of NSW, 2024.</text:span></text:p>
        </text:list-item>
        <text:list-item>
          <text:p text:style-name="P15"><text:span text:style-name="T116"><text:s/>Stephen Kearns and Daniel Star. 2008. Reasons: Explanations or evidence? Ethics 119, 1 (2008), 31–56. </text:span></text:p>
        </text:list-item>
        <text:list-item>
          <text:p text:style-name="P15"><text:span text:style-name="T116"><text:s/>Adminko (2023). </text:span><text:span text:style-name="T119">Llama 2 model sizes (7B, 13B, 70B)</text:span><text:span text:style-name="T116">. [online] Llama 2. Available at: </text:span><text:a xlink:type="simple" xlink:href="https://llama-2.ai/llama-2-model-sizes/" text:style-name="Internet_20_link" text:visited-style-name="Visited_20_Internet_20_Link">https://llama-2.ai/llama-2-model-sizes/</text:a><text:span text:style-name="T116">. </text:span><text:span text:style-name="T118">[</text:span><text:span text:style-name="T117">Accessed 30 Oct. 2024</text:span><text:span text:style-name="T118">]</text:span></text:p>
        </text:list-item>
        <text:list-item>
          <text:p text:style-name="P19"><text:soft-page-break/><text:span text:style-name="T112"><text:s/>Campbell, M., Hoane, A. J., &amp; Hsu, F. H. (2002). Deep blue. </text:span><text:span text:style-name="T115">Artificial intelligence</text:span><text:span text:style-name="T112">, </text:span><text:span text:style-name="T115">134</text:span><text:span text:style-name="T112">(1-2), </text:span><text:span text:style-name="T114">5</text:span><text:span text:style-name="T112">7-83.</text:span></text:p>
        </text:list-item>
        <text:list-item>
          <text:p text:style-name="P19"><text:span text:style-name="T112"><text:s/>Galhotra, S., Pradhan, R. and Salimi, B., 2021, June. Explaining black-box algorithms using probabilistic contrastive counterfactuals. In </text:span><text:span text:style-name="T115">Proceedings of the 2021 International Conference on Management of Data</text:span><text:span text:style-name="T112"> (pp. 577-590).</text:span></text:p>
        </text:list-item>
        <text:list-item>
          <text:p text:style-name="P19"><text:span text:style-name="T112"><text:s/>Solon Barocas, Andrew D Selbst, and Manish Raghavan. 2020. The hidden assumptions behind counterfactual explanations and principal reasons. In Proceedings of the 2020 conference on fairness, accountability, and transparency. 80–89. </text:span></text:p>
        </text:list-item>
        <text:list-item>
          <text:p text:style-name="P19"><text:span text:style-name="T112"><text:s/>John Brunero. 2013. Reasons as explanations. Philosophical Studies 165 (2013), 805–8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6:59:39.541571250</dc:date>
    <meta:editing-duration>PT6H45M16S</meta:editing-duration>
    <meta:editing-cycles>249</meta:editing-cycles>
    <meta:document-statistic meta:table-count="0" meta:image-count="0" meta:object-count="0" meta:page-count="6" meta:paragraph-count="26" meta:word-count="2582" meta:character-count="18227" meta:non-whitespace-character-count="15677"/>
  </office:meta>
</office:document-meta>
</file>